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0.87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fo:min-height="0.71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2pt"/>
    </style:style>
    <style:style style:name="P3" style:family="paragraph">
      <style:text-properties fo:font-family="Arial" style:font-family-generic="swiss" style:font-pitch="variable" fo:font-size="22pt"/>
    </style:style>
    <style:style style:name="P4" style:family="paragraph">
      <style:paragraph-properties fo:margin-left="2.641cm" fo:margin-right="0cm" fo:text-indent="-1.055cm"/>
    </style:style>
    <style:style style:name="P5" style:family="paragraph">
      <style:paragraph-properties fo:margin-left="2.641cm" fo:margin-right="0cm" fo:text-indent="-1.055cm"/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" style:family="text">
      <style:text-properties fo:color="#ff0000" fo:font-family="Arial" style:font-style-name="Regular" style:font-family-generic="swiss" style:font-pitch="variable" fo:font-size="22pt" fo:font-weight="bold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2" style:family="text">
      <style:text-properties fo:color="#ff0000" fo:font-family="Arial" style:font-family-generic="swiss" style:font-pitch="variable" fo:font-size="22pt" fo:font-weight="bold"/>
    </style:style>
    <style:style style:name="T3" style:family="text">
      <style:text-properties fo:font-family="Arial" style:font-family-generic="swiss" style:font-pitch="variable" fo:font-size="22pt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1.81cm" svg:height="1.12cm" svg:x="3.907cm" svg:y="3.825cm">
          <draw:text-box>
            <text:p text:style-name="P1"><text:span text:style-name="T1">◊</text:span><text:span text:style-name="T2">S</text:span></text:p>
          </draw:text-box>
        </draw:frame>
        <draw:frame draw:style-name="gr1" draw:text-style-name="P2" xml:id="id4" draw:id="id4" draw:layer="layout" svg:width="1.649cm" svg:height="1.12cm" svg:x="-0.292cm" svg:y="3.825cm">
          <draw:text-box>
            <text:p text:style-name="P1"><text:span text:style-name="T1">◊</text:span><text:span text:style-name="T2">P</text:span></text:p>
          </draw:text-box>
        </draw:frame>
        <draw:frame draw:style-name="gr1" draw:text-style-name="P2" xml:id="id3" draw:id="id3" draw:layer="layout" svg:width="0.899cm" svg:height="1.12cm" svg:x="0.083cm" svg:y="-0.075cm">
          <draw:text-box>
            <text:p text:style-name="P1"><text:span text:style-name="T2">P</text:span></text:p>
          </draw:text-box>
        </draw:frame>
        <draw:connector draw:style-name="gr2" draw:text-style-name="P3" draw:layer="layout" draw:type="line" svg:x1="4.812cm" svg:y1="1.045cm" svg:x2="4.812cm" svg:y2="3.825cm" draw:start-shape="id1" draw:start-glue-point="2" draw:end-shape="id2" draw:end-glue-point="0" svg:d="m4812 1045v2780">
          <text:p/>
        </draw:connector>
        <draw:connector draw:style-name="gr2" draw:text-style-name="P3" draw:layer="layout" draw:type="line" svg:x1="0.982cm" svg:y1="0.485cm" svg:x2="4.363cm" svg:y2="0.485cm" draw:start-shape="id3" draw:start-glue-point="1" draw:end-shape="id1" draw:end-glue-point="3" svg:d="m982 485h3381">
          <text:p/>
        </draw:connector>
        <draw:connector draw:style-name="gr2" draw:text-style-name="P3" draw:layer="layout" draw:type="line" svg:x1="0.532cm" svg:y1="1.045cm" svg:x2="0.532cm" svg:y2="3.825cm" draw:start-shape="id3" draw:start-glue-point="2" draw:end-shape="id4" draw:end-glue-point="0" svg:d="m532 1045v2780">
          <text:p/>
        </draw:connector>
        <draw:connector draw:style-name="gr2" draw:text-style-name="P3" draw:layer="layout" draw:type="line" svg:x1="1.357cm" svg:y1="4.385cm" svg:x2="3.907cm" svg:y2="4.385cm" draw:start-shape="id4" draw:start-glue-point="1" draw:end-shape="id2" draw:end-glue-point="3" svg:d="m1357 4385h2550">
          <text:p/>
        </draw:connector>
        <draw:frame draw:style-name="gr1" draw:text-style-name="P2" xml:id="id1" draw:id="id1" draw:layer="layout" svg:width="0.899cm" svg:height="1.12cm" svg:x="4.363cm" svg:y="-0.075cm">
          <draw:text-box>
            <text:p text:style-name="P1"><text:span text:style-name="T2">S</text:span></text:p>
          </draw:text-box>
        </draw:frame>
        <draw:frame draw:style-name="gr1" draw:text-style-name="P2" xml:id="id6" draw:id="id6" draw:layer="layout" svg:width="1.62cm" svg:height="1.12cm" svg:x="8.507cm" svg:y="3.825cm">
          <draw:text-box>
            <text:p text:style-name="P1"><text:span text:style-name="T1">◊</text:span><text:span text:style-name="T1">W</text:span></text:p>
          </draw:text-box>
        </draw:frame>
        <draw:frame draw:style-name="gr1" draw:text-style-name="P2" xml:id="id5" draw:id="id5" draw:layer="layout" svg:width="0.899cm" svg:height="1.12cm" svg:x="8.89cm" svg:y="-0.075cm">
          <draw:text-box>
            <text:p text:style-name="P1"><text:span text:style-name="T2">W</text:span></text:p>
          </draw:text-box>
        </draw:frame>
        <draw:connector draw:style-name="gr3" draw:text-style-name="P3" draw:layer="layout" draw:type="line" svg:x1="5.262cm" svg:y1="0.485cm" svg:x2="8.89cm" svg:y2="0.485cm" draw:start-shape="id1" draw:start-glue-point="1" draw:end-shape="id5" draw:end-glue-point="3" svg:d="m5262 485h3628">
          <text:p><text:span text:style-name="T3"><text:s/></text:span></text:p>
        </draw:connector>
        <draw:connector draw:style-name="gr2" draw:text-style-name="P3" draw:layer="layout" draw:type="line" svg:x1="5.717cm" svg:y1="4.385cm" svg:x2="8.507cm" svg:y2="4.385cm" draw:start-shape="id2" draw:start-glue-point="1" draw:end-shape="id6" draw:end-glue-point="3" svg:d="m5717 4385h2790">
          <text:p/>
        </draw:connector>
        <draw:connector draw:style-name="gr3" draw:text-style-name="P3" draw:layer="layout" draw:type="line" svg:x1="9.339cm" svg:y1="1.045cm" svg:x2="9.317cm" svg:y2="3.825cm" draw:start-shape="id5" draw:end-shape="id6" svg:d="m9339 1045-22 2780">
          <text:p><text:span text:style-name="T3"><text:s/></text:span></text:p>
        </draw:connector>
        <draw:frame draw:style-name="gr4" draw:text-style-name="P5" draw:layer="layout" svg:width="4.545cm" svg:height="0.963cm" svg:x="0.341cm" svg:y="0.286cm">
          <draw:text-box>
            <text:p text:style-name="P4"><text:span text:style-name="T4">≥</text:span></text:p>
          </draw:text-box>
        </draw:frame>
        <draw:frame draw:style-name="gr4" draw:text-style-name="P5" draw:layer="layout" svg:width="4.545cm" svg:height="0.963cm" svg:x="0.341cm" svg:y="3.578cm">
          <draw:text-box>
            <text:p text:style-name="P4"><text:span text:style-name="T4">≥</text:span></text:p>
          </draw:text-box>
        </draw:frame>
        <draw:frame draw:style-name="gr4" draw:text-style-name="P5" draw:layer="layout" svg:width="4.545cm" svg:height="0.963cm" svg:x="4.872cm" svg:y="3.619cm">
          <draw:text-box>
            <text:p text:style-name="P4"><text:span text:style-name="T4">≥</text:span></text:p>
          </draw:text-box>
        </draw:frame>
        <draw:frame draw:style-name="gr4" draw:text-style-name="P5" draw:layer="layout" svg:width="4.545cm" svg:height="0.963cm" svg:x="4.872cm" svg:y="0.289cm">
          <draw:text-box>
            <text:p text:style-name="P4"><text:span text:style-name="T4">≥</text:span></text:p>
          </draw:text-box>
        </draw:frame>
        <draw:frame draw:style-name="gr4" draw:text-style-name="P5" draw:layer="layout" svg:width="4.545cm" svg:height="0.963cm" svg:x="7.572cm" svg:y="1.661cm">
          <draw:text-box>
            <text:p text:style-name="P4"><text:span text:style-name="T4">≥</text:span></text:p>
          </draw:text-box>
        </draw:frame>
        <draw:frame draw:style-name="gr4" draw:text-style-name="P5" draw:layer="layout" svg:width="4.545cm" svg:height="0.963cm" svg:x="-1.208cm" svg:y="1.661cm">
          <draw:text-box>
            <text:p text:style-name="P4"><text:span text:style-name="T4">≥</text:span></text:p>
          </draw:text-box>
        </draw:frame>
        <draw:frame draw:style-name="gr4" draw:text-style-name="P5" draw:layer="layout" svg:width="4.545cm" svg:height="0.963cm" svg:x="3.026cm" svg:y="1.661cm">
          <draw:text-box>
            <text:p text:style-name="P4"><text:span text:style-name="T4">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7e_LT_7e_Gliederung_20_1" style:display-name="template~LT~Gliederung 1" style:family="graphic">
      <style:paragraph-properties fo:margin-left="0cm" fo:margin-right="0cm" fo:margin-top="1.307cm" fo:margin-bottom="0cm" style:line-height-at-least="2.88cm" fo:text-align="start" fo:text-indent="0cm" style:text-autospace="none">
        <style:tab-stops>
          <style:tab-stop style:position="0.342cm"/>
          <style:tab-stop style:position="2.542cm"/>
          <style:tab-stop style:position="4.741cm"/>
          <style:tab-stop style:position="6.944cm"/>
          <style:tab-stop style:position="9.148cm"/>
          <style:tab-stop style:position="11.347cm"/>
          <style:tab-stop style:position="13.55cm"/>
          <style:tab-stop style:position="15.75cm"/>
          <style:tab-stop style:position="17.953cm"/>
          <style:tab-stop style:position="20.152cm"/>
          <style:tab-stop style:position="22.356cm"/>
          <style:tab-stop style:position="24.555cm"/>
          <style:tab-stop style:position="26.756cm"/>
          <style:tab-stop style:position="28.958cm"/>
          <style:tab-stop style:position="31.159cm"/>
          <style:tab-stop style:position="33.359cm"/>
          <style:tab-stop style:position="35.562cm"/>
          <style:tab-stop style:position="37.761cm"/>
          <style:tab-stop style:position="39.964cm"/>
          <style:tab-stop style:position="42.164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2" style:display-name="template~LT~Gliederung 2" style:family="graphic">
      <style:paragraph-properties fo:margin-left="0cm" fo:margin-right="0cm" fo:margin-top="0.716cm" fo:margin-bottom="0cm" fo:line-height="117%" fo:text-align="start" fo:text-indent="0cm" style:text-autospace="none">
        <style:tab-stops>
          <style:tab-stop style:position="1.944cm"/>
          <style:tab-stop style:position="4.145cm"/>
          <style:tab-stop style:position="6.346cm"/>
          <style:tab-stop style:position="8.546cm"/>
          <style:tab-stop style:position="10.749cm"/>
          <style:tab-stop style:position="12.949cm"/>
          <style:tab-stop style:position="15.152cm"/>
          <style:tab-stop style:position="17.351cm"/>
          <style:tab-stop style:position="19.554cm"/>
          <style:tab-stop style:position="21.754cm"/>
          <style:tab-stop style:position="23.954cm"/>
          <style:tab-stop style:position="26.157cm"/>
          <style:tab-stop style:position="28.36cm"/>
          <style:tab-stop style:position="30.559cm"/>
          <style:tab-stop style:position="32.762cm"/>
          <style:tab-stop style:position="34.962cm"/>
          <style:tab-stop style:position="37.165cm"/>
          <style:tab-stop style:position="39.365cm"/>
          <style:tab-stop style:position="41.568cm"/>
          <style:tab-stop style:position="43.76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3" style:display-name="template~LT~Gliederung 3" style:family="graphic">
      <style:paragraph-properties fo:margin-left="0cm" fo:margin-right="0cm" fo:margin-top="0.342cm" fo:margin-bottom="0cm" fo:line-height="117%" fo:text-align="start" fo:text-indent="0cm" style:text-autospace="none">
        <style:tab-stops>
          <style:tab-stop style:position="2.085cm"/>
          <style:tab-stop style:position="4.284cm"/>
          <style:tab-stop style:position="6.488cm"/>
          <style:tab-stop style:position="8.687cm"/>
          <style:tab-stop style:position="10.89cm"/>
          <style:tab-stop style:position="13.09cm"/>
          <style:tab-stop style:position="15.293cm"/>
          <style:tab-stop style:position="17.492cm"/>
          <style:tab-stop style:position="19.694cm"/>
          <style:tab-stop style:position="21.893cm"/>
          <style:tab-stop style:position="24.096cm"/>
          <style:tab-stop style:position="26.296cm"/>
          <style:tab-stop style:position="28.499cm"/>
          <style:tab-stop style:position="30.699cm"/>
          <style:tab-stop style:position="32.902cm"/>
          <style:tab-stop style:position="35.101cm"/>
          <style:tab-stop style:position="37.304cm"/>
          <style:tab-stop style:position="39.504cm"/>
          <style:tab-stop style:position="41.704cm"/>
          <style:tab-stop style:position="43.907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4" style:display-name="template~LT~Gliederung 4" style:family="graphic">
      <style:paragraph-properties fo:margin-left="0cm" fo:margin-right="0cm" fo:margin-top="0.28cm" fo:margin-bottom="0cm" fo:line-height="117%" fo:text-align="start" fo:text-indent="0cm" style:text-autospace="none">
        <style:tab-stops>
          <style:tab-stop style:position="0.037cm"/>
          <style:tab-stop style:position="2.24cm"/>
          <style:tab-stop style:position="4.44cm"/>
          <style:tab-stop style:position="6.639cm"/>
          <style:tab-stop style:position="8.842cm"/>
          <style:tab-stop style:position="11.045cm"/>
          <style:tab-stop style:position="13.245cm"/>
          <style:tab-stop style:position="15.448cm"/>
          <style:tab-stop style:position="17.648cm"/>
          <style:tab-stop style:position="19.851cm"/>
          <style:tab-stop style:position="22.05cm"/>
          <style:tab-stop style:position="24.253cm"/>
          <style:tab-stop style:position="26.453cm"/>
          <style:tab-stop style:position="28.654cm"/>
          <style:tab-stop style:position="30.854cm"/>
          <style:tab-stop style:position="33.057cm"/>
          <style:tab-stop style:position="35.257cm"/>
          <style:tab-stop style:position="37.46cm"/>
          <style:tab-stop style:position="39.659cm"/>
          <style:tab-stop style:position="41.862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5" style:display-name="template~LT~Gliederung 5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6" style:display-name="template~LT~Gliederung 6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7" style:display-name="template~LT~Gliederung 7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8" style:display-name="template~LT~Gliederung 8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Gliederung_20_9" style:display-name="template~LT~Gliederung 9" style:family="graphic">
      <style:paragraph-properties fo:margin-left="0cm" fo:margin-right="0cm" fo:margin-top="0.249cm" fo:margin-bottom="0cm" fo:line-height="117%" fo:text-align="start" fo:text-indent="0cm" style:text-autospace="none">
        <style:tab-stops>
          <style:tab-stop style:position="0.187cm"/>
          <style:tab-stop style:position="2.387cm"/>
          <style:tab-stop style:position="4.59cm"/>
          <style:tab-stop style:position="6.789cm"/>
          <style:tab-stop style:position="8.992cm"/>
          <style:tab-stop style:position="11.192cm"/>
          <style:tab-stop style:position="13.395cm"/>
          <style:tab-stop style:position="15.595cm"/>
          <style:tab-stop style:position="17.796cm"/>
          <style:tab-stop style:position="19.997cm"/>
          <style:tab-stop style:position="22.199cm"/>
          <style:tab-stop style:position="24.398cm"/>
          <style:tab-stop style:position="26.601cm"/>
          <style:tab-stop style:position="28.801cm"/>
          <style:tab-stop style:position="31.004cm"/>
          <style:tab-stop style:position="33.203cm"/>
          <style:tab-stop style:position="35.407cm"/>
          <style:tab-stop style:position="37.606cm"/>
          <style:tab-stop style:position="39.806cm"/>
          <style:tab-stop style:position="42.009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Titel" style:display-name="template~LT~Titel" style:family="graphic">
      <style:paragraph-properties fo:margin-left="0cm" fo:margin-right="0cm" fo:margin-top="0cm" fo:margin-bottom="0cm" fo:line-height="85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Untertitel" style:display-name="template~LT~Untertitel" style:family="graphic">
      <style:paragraph-properties fo:margin-left="0cm" fo:margin-right="0cm" fo:margin-top="1.307cm" fo:margin-bottom="0cm" style:line-height-at-least="2.88cm" fo:text-align="center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3333cc" style:text-outline="false" style:text-line-through-style="none" fo:font-family="'HG Mincho Light J'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/>
    </style:style>
    <style:style style:name="template_7e_LT_7e_Notizen" style:display-name="template~LT~Notizen" style:family="graphic">
      <style:paragraph-properties fo:margin-left="0cm" fo:margin-right="0cm" fo:margin-top="0.28cm" fo:margin-bottom="0cm" fo:line-height="108%" fo:text-align="start" fo:text-indent="0cm" style:text-autospace="non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/>
    </style:style>
    <style:style style:name="template_7e_LT_7e_Hintergrundobjekte" style:display-name="template~LT~Hintergrundobjekte" style:family="graphic">
      <style:paragraph-properties style:text-autospace="none"/>
    </style:style>
    <style:style style:name="template_7e_LT_7e_Hintergrund" style:display-name="template~LT~Hintergrund" style:family="graphic">
      <style:paragraph-properties fo:text-align="center" style:text-autospace="none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5T10:12:24</meta:creation-date>
    <dc:date>2011-10-08T21:22:01</dc:date>
    <dc:creator>Alberto Montresor</dc:creator>
    <meta:editing-duration>PT9M24S</meta:editing-duration>
    <meta:editing-cycles>4</meta:editing-cycles>
    <meta:generator>OpenOffice.org/3.3$Unix OpenOffice.org_project/330m20$Build-9567</meta:generator>
    <meta:document-statistic meta:object-count="20"/>
  </office:meta>
</office:document-meta>
</file>